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Informacioni sistem za teretanu</text:p>
      <text:p text:style-name="Standard"/>
      <text:p text:style-name="Standard"/>
      <text:p text:style-name="Standard">Ovaj sistem bi koristila cetiri ucesnika: administrator(koji pre svega brine o uslugama koje teretana pruza i o uslovima rada zaposlenih), glavni zaposleni(koji je ima odgovornost oko organizacije aktivnosti koje postoje u teretani i organizaciji rada ostalih zaposlenih(npr. trener-raspored treninga i slicno),uklapanje svih aktivnosti...zaposleni(koji se odnosi na trenera, masazera i ostale zaposlene i povezan je sa funkcionalnostima rasporeda po smenama) <text:s/>i musterija(osobe koje koriste usluge teretane).<text:line-break/><text:line-break/><text:span text:style-name="T2">Administrator:</text:span></text:p>
      <text:p text:style-name="Standard"><text:span text:style-name="T2"/></text:p>
      <text:p text:style-name="Standard">Ima mogucnost pregleda svih zaposlenih. Iz te liste zaposlenih moze odabrati nekog cije podatke ce azurirati(ime, prezime, adresa, do kada traje ugovor i slicno; kao i azuriranje plate zaposlenih). On moze odabranog zaposlenog obrisati iz baze podataka ukoliko radni odnos prestane. Takodje moze dodati novog zaposlenog u bazu. <text:s/><text:line-break/>Ima mogucnost pregleda usluga. Ukoliko zeli moze dodati novi tip usluge(Npr. Ako smo do sad imali samo individualne i grupne treninge, a zelimo dodati i usluge masaze) ili obrisati postojeci ukoliko vise ne zele da pruzaju te vrste usluga. Pri pregledu neke postojece usluge dobija mogucnost da azurira tu uslugu(promena cene usluge i slicno), unese novu uslugu tog tipa, obrise uslugu koja vise nece biti u ponudi.</text:p>
      <text:p text:style-name="Standard">Moze upravljati fotografijama koje ce se prikazivati na sajtu teretane i slicno. Te fotografije ce biti sacuvane u bazi podataka. Njih ce moci da brise i dodaje nove.</text:p>
      <text:p text:style-name="Standard"/>
      <text:p text:style-name="P3">Glavni zaposleni:</text:p>
      <text:p text:style-name="P2"/>
      <text:p text:style-name="Standard">Moze rasporediti zaposlene po smenama, napraviti raspored zaposlenih po smenama(Npr. Kada ce koji trener odrzati trening)-tu moze izabrati o kojoj vrsti treninga se radi(individualni ili grupni), raspored drugih usluga. Moze uneti novu musteriju u bazu. Ima mogucnost naplacivanja clanarine (pri cemu mora odabrati o kom tipu clanarine se radi-mesecna, godisnja itd., o kom tipu musterije se radi-ima li neke popuste npr. i slicno)-sve to radi u komunikaciji sa musterijom, pa je i musterija povezana sa tim use case-ovima. Takodje moze zakazati trening ili neku drugu uslugu na zahtev musterije.</text:p>
      <text:p text:style-name="Standard"/>
      <text:p text:style-name="P3">Zaposleni:</text:p>
      <text:p text:style-name="P3"/>
      <text:p text:style-name="Standard">Ucestvuje u pravljenju rasporeda aktivnosti u teretani.</text:p>
      <text:p text:style-name="Standard"/>
      <text:p text:style-name="P3">Musterija:</text:p>
      <text:p text:style-name="P3"/>
      <text:p text:style-name="Standard">Pored uclanjivanja u teretanu(unos nove musterije) i zakazivanja usluga, musterija ima mogucnost i da proveri trenutno stanje clanarine(Npr. Koliko joj je treninga ostalo do kraja meseca i slicno...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46M54S</meta:editing-duration>
    <meta:editing-cycles>7</meta:editing-cycles>
    <meta:generator>OpenOffice/4.1.7$Win32 OpenOffice.org_project/417m1$Build-9800</meta:generator>
    <dc:date>2022-09-09T14:01:24.97</dc:date>
    <meta:document-statistic meta:table-count="0" meta:image-count="0" meta:object-count="0" meta:page-count="1" meta:paragraph-count="10" meta:word-count="341" meta:character-count="2358"/>
    <meta:user-defined meta:name="Info 1"/>
    <meta:user-defined meta:name="Info 2"/>
    <meta:user-defined meta:name="Info 3"/>
    <meta:user-defined meta:name="Info 4"/>
  </office:meta>
</office:document-meta>
</file>